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44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5.9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use-regular-expressions="false" table:use-wildcards="true">
        <table:iteration table:maximum-difference="0.0001"/>
      </table:calculation-settings>
      <table:table table:name="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نوع الجملة: </text:p>
          </table:table-cell>
          <table:table-cell office:value-type="string" calcext:value-type="string">
            <text:p>Phrase type</text:p>
          </table:table-cell>
          <table:table-cell/>
          <table:table-cell table:formula="of:=CHAR(34)&amp;[.A1]&amp;CHAR(34)&amp;&quot;:&quot;&amp;CHAR(34)&amp;[.B1]&amp;CHAR(34)&amp;&quot;,&quot;" office:value-type="string" office:string-value="&quot;نوع الجملة: &quot;:&quot;Phrase type&quot;," calcext:value-type="string">
            <text:p>"نوع الجملة: ":"Phrase typ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جملة فعلية</text:p>
          </table:table-cell>
          <table:table-cell office:value-type="string" calcext:value-type="string">
            <text:p>verbal Phrase</text:p>
          </table:table-cell>
          <table:table-cell/>
          <table:table-cell table:formula="of:=CHAR(34)&amp;[.A2]&amp;CHAR(34)&amp;&quot;:&quot;&amp;CHAR(34)&amp;[.B2]&amp;CHAR(34)&amp;&quot;,&quot;" office:value-type="string" office:string-value="&quot;جملة فعلية&quot;:&quot;verbal Phrase&quot;," calcext:value-type="string">
            <text:p>"جملة فعلية":"verbal Phras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جملة اسمية</text:p>
          </table:table-cell>
          <table:table-cell office:value-type="string" calcext:value-type="string">
            <text:p>nominal Phrase</text:p>
          </table:table-cell>
          <table:table-cell/>
          <table:table-cell table:formula="of:=CHAR(34)&amp;[.A3]&amp;CHAR(34)&amp;&quot;:&quot;&amp;CHAR(34)&amp;[.B3]&amp;CHAR(34)&amp;&quot;,&quot;" office:value-type="string" office:string-value="&quot;جملة اسمية&quot;:&quot;nominal Phrase&quot;," calcext:value-type="string">
            <text:p>"جملة اسمية":"nominal Phras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فاعل </text:p>
          </table:table-cell>
          <table:table-cell office:value-type="string" calcext:value-type="string">
            <text:p>Subject</text:p>
          </table:table-cell>
          <table:table-cell/>
          <table:table-cell table:formula="of:=CHAR(34)&amp;[.A4]&amp;CHAR(34)&amp;&quot;:&quot;&amp;CHAR(34)&amp;[.B4]&amp;CHAR(34)&amp;&quot;,&quot;" office:value-type="string" office:string-value="&quot;فاعل &quot;:&quot;Subject&quot;," calcext:value-type="string">
            <text:p>"فاعل ":"Subject",</text:p>
          </table:table-cell>
          <table:table-cell office:value-type="string" calcext:value-type="string">
            <text:p>« </text:p>
          </table:table-cell>
          <table:table-cell table:formula="of:=ascii([.E4])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فعل مساعد</text:p>
          </table:table-cell>
          <table:table-cell office:value-type="string" calcext:value-type="string">
            <text:p>Auxiliary</text:p>
          </table:table-cell>
          <table:table-cell/>
          <table:table-cell table:formula="of:=CHAR(34)&amp;[.A5]&amp;CHAR(34)&amp;&quot;:&quot;&amp;CHAR(34)&amp;[.B5]&amp;CHAR(34)&amp;&quot;,&quot;" office:value-type="string" office:string-value="&quot;فعل مساعد&quot;:&quot;Auxiliary&quot;," calcext:value-type="string">
            <text:p>"فعل مساعد":"Auxiliary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فعل:</text:p>
          </table:table-cell>
          <table:table-cell office:value-type="string" calcext:value-type="string">
            <text:p>Verb</text:p>
          </table:table-cell>
          <table:table-cell/>
          <table:table-cell table:formula="of:=CHAR(34)&amp;[.A6]&amp;CHAR(34)&amp;&quot;:&quot;&amp;CHAR(34)&amp;[.B6]&amp;CHAR(34)&amp;&quot;,&quot;" office:value-type="string" office:string-value="&quot;فعل:&quot;:&quot;Verb&quot;," calcext:value-type="string">
            <text:p>"فعل:":"Verb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زمن:</text:p>
          </table:table-cell>
          <table:table-cell office:value-type="string" calcext:value-type="string">
            <text:p>tense</text:p>
          </table:table-cell>
          <table:table-cell/>
          <table:table-cell table:formula="of:=CHAR(34)&amp;[.A7]&amp;CHAR(34)&amp;&quot;:&quot;&amp;CHAR(34)&amp;[.B7]&amp;CHAR(34)&amp;&quot;,&quot;" office:value-type="string" office:string-value="&quot;زمن:&quot;:&quot;tense&quot;," calcext:value-type="string">
            <text:p>"زمن:":"tens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بني للمعلوم/مجهول:</text:p>
          </table:table-cell>
          <table:table-cell office:value-type="string" calcext:value-type="string">
            <text:p>Passive</text:p>
          </table:table-cell>
          <table:table-cell/>
          <table:table-cell table:formula="of:=CHAR(34)&amp;[.A8]&amp;CHAR(34)&amp;&quot;:&quot;&amp;CHAR(34)&amp;[.B8]&amp;CHAR(34)&amp;&quot;,&quot;" office:value-type="string" office:string-value="&quot;مبني للمعلوم/مجهول:&quot;:&quot;Passive&quot;," calcext:value-type="string">
            <text:p>"مبني للمعلوم/مجهول:":"Passiv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ثبت/منفي:</text:p>
          </table:table-cell>
          <table:table-cell office:value-type="string" calcext:value-type="string">
            <text:p>Negative</text:p>
          </table:table-cell>
          <table:table-cell/>
          <table:table-cell table:formula="of:=CHAR(34)&amp;[.A9]&amp;CHAR(34)&amp;&quot;:&quot;&amp;CHAR(34)&amp;[.B9]&amp;CHAR(34)&amp;&quot;,&quot;" office:value-type="string" office:string-value="&quot;مثبت/منفي:&quot;:&quot;Negative&quot;," calcext:value-type="string">
            <text:p>"مثبت/منفي:":"Negativ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فعول </text:p>
          </table:table-cell>
          <table:table-cell office:value-type="string" calcext:value-type="string">
            <text:p>Object</text:p>
          </table:table-cell>
          <table:table-cell/>
          <table:table-cell table:formula="of:=CHAR(34)&amp;[.A10]&amp;CHAR(34)&amp;&quot;:&quot;&amp;CHAR(34)&amp;[.B10]&amp;CHAR(34)&amp;&quot;,&quot;" office:value-type="string" office:string-value="&quot;مفعول &quot;:&quot;Object&quot;," calcext:value-type="string">
            <text:p>"مفعول ":"Object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ظرف زمان:</text:p>
          </table:table-cell>
          <table:table-cell office:value-type="string" calcext:value-type="string">
            <text:p>Time</text:p>
          </table:table-cell>
          <table:table-cell/>
          <table:table-cell table:formula="of:=CHAR(34)&amp;[.A11]&amp;CHAR(34)&amp;&quot;:&quot;&amp;CHAR(34)&amp;[.B11]&amp;CHAR(34)&amp;&quot;,&quot;" office:value-type="string" office:string-value="&quot;ظرف زمان:&quot;:&quot;Time&quot;," calcext:value-type="string">
            <text:p>"ظرف زمان:":"Tim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ظرف مكان:</text:p>
          </table:table-cell>
          <table:table-cell office:value-type="string" calcext:value-type="string">
            <text:p>Place</text:p>
          </table:table-cell>
          <table:table-cell/>
          <table:table-cell table:formula="of:=CHAR(34)&amp;[.A12]&amp;CHAR(34)&amp;&quot;:&quot;&amp;CHAR(34)&amp;[.B12]&amp;CHAR(34)&amp;&quot;,&quot;" office:value-type="string" office:string-value="&quot;ظرف مكان:&quot;:&quot;Place&quot;," calcext:value-type="string">
            <text:p>"ظرف مكان:":"Plac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بناء</text:p>
          </table:table-cell>
          <table:table-cell office:value-type="string" calcext:value-type="string">
            <text:p>Build</text:p>
          </table:table-cell>
          <table:table-cell/>
          <table:table-cell table:formula="of:=CHAR(34)&amp;[.A13]&amp;CHAR(34)&amp;&quot;:&quot;&amp;CHAR(34)&amp;[.B13]&amp;CHAR(34)&amp;&quot;,&quot;" office:value-type="string" office:string-value="&quot;بناء&quot;:&quot;Build&quot;," calcext:value-type="string">
            <text:p>"بناء":"Build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شوائي</text:p>
          </table:table-cell>
          <table:table-cell office:value-type="string" calcext:value-type="string">
            <text:p>Random</text:p>
          </table:table-cell>
          <table:table-cell/>
          <table:table-cell table:formula="of:=CHAR(34)&amp;[.A14]&amp;CHAR(34)&amp;&quot;:&quot;&amp;CHAR(34)&amp;[.B14]&amp;CHAR(34)&amp;&quot;,&quot;" office:value-type="string" office:string-value="&quot;عشوائي&quot;:&quot;Random&quot;," calcext:value-type="string">
            <text:p>"عشوائي":"Random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ينة</text:p>
          </table:table-cell>
          <table:table-cell office:value-type="string" calcext:value-type="string">
            <text:p>Sample</text:p>
          </table:table-cell>
          <table:table-cell/>
          <table:table-cell table:formula="of:=CHAR(34)&amp;[.A15]&amp;CHAR(34)&amp;&quot;:&quot;&amp;CHAR(34)&amp;[.B15]&amp;CHAR(34)&amp;&quot;,&quot;" office:value-type="string" office:string-value="&quot;عينة&quot;:&quot;Sample&quot;," calcext:value-type="string">
            <text:p>"عينة":"Sampl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حركة الإعراب</text:p>
          </table:table-cell>
          <table:table-cell office:value-type="string" calcext:value-type="string">
            <text:p>Inflection mark</text:p>
          </table:table-cell>
          <table:table-cell/>
          <table:table-cell table:formula="of:=CHAR(34)&amp;[.A16]&amp;CHAR(34)&amp;&quot;:&quot;&amp;CHAR(34)&amp;[.B16]&amp;CHAR(34)&amp;&quot;,&quot;" office:value-type="string" office:string-value="&quot;حركة الإعراب&quot;:&quot;Inflection mark&quot;," calcext:value-type="string">
            <text:p>"حركة الإعراب":"Inflection mark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استضافة بدعم من شركة </text:p>
          </table:table-cell>
          <table:table-cell office:value-type="string" calcext:value-type="string">
            <text:p>Hosted by</text:p>
          </table:table-cell>
          <table:table-cell/>
          <table:table-cell table:formula="of:=CHAR(34)&amp;[.A17]&amp;CHAR(34)&amp;&quot;:&quot;&amp;CHAR(34)&amp;[.B17]&amp;CHAR(34)&amp;&quot;,&quot;" office:value-type="string" office:string-value="&quot;الاستضافة بدعم من شركة &quot;:&quot;Hosted by&quot;," calcext:value-type="string">
            <text:p>"الاستضافة بدعم من شركة ":"Hosted by",</text:p>
          </table:table-cell>
          <table:table-cell table:number-columns-repeated="2"/>
        </table:table-row>
      </table:table>
      <table:table table:name="fr" table:style-name="ta1"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"نوع الجملة:" </text:p>
          </table:table-cell>
          <table:table-cell/>
          <table:table-cell office:value-type="string" calcext:value-type="string">
            <text:p>Type de phrase</text:p>
          </table:table-cell>
          <table:table-cell/>
          <table:table-cell table:formula="of:=[.A1]&amp;&quot;:&quot;&amp;CHAR(34)&amp;[.C1]&amp;CHAR(34)&amp;&quot;,&quot;" office:value-type="string" office:string-value="&quot;نوع الجملة:&quot; :&quot;Type de phrase&quot;," calcext:value-type="string">
            <text:p>"نوع الجملة:" :"Type de phras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ملة فعلية"</text:p>
          </table:table-cell>
          <table:table-cell/>
          <table:table-cell office:value-type="string" calcext:value-type="string">
            <text:p>Phrase verbale</text:p>
          </table:table-cell>
          <table:table-cell/>
          <table:table-cell table:formula="of:=[.A2]&amp;&quot;:&quot;&amp;CHAR(34)&amp;[.C2]&amp;CHAR(34)&amp;&quot;,&quot;" office:value-type="string" office:string-value="&quot;جملة فعلية&quot;:&quot;Phrase verbale&quot;," calcext:value-type="string">
            <text:p>"جملة فعلية":"Phrase verbal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جملة اسمية"</text:p>
          </table:table-cell>
          <table:table-cell/>
          <table:table-cell office:value-type="string" calcext:value-type="string">
            <text:p>Phrase nominale</text:p>
          </table:table-cell>
          <table:table-cell/>
          <table:table-cell table:formula="of:=[.A3]&amp;&quot;:&quot;&amp;CHAR(34)&amp;[.C3]&amp;CHAR(34)&amp;&quot;,&quot;" office:value-type="string" office:string-value="&quot;جملة اسمية&quot;:&quot;Phrase nominale&quot;," calcext:value-type="string">
            <text:p>"جملة اسمية":"Phrase nominal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فاعل" </text:p>
          </table:table-cell>
          <table:table-cell/>
          <table:table-cell office:value-type="string" calcext:value-type="string">
            <text:p>Sujet</text:p>
          </table:table-cell>
          <table:table-cell/>
          <table:table-cell table:formula="of:=[.A4]&amp;&quot;:&quot;&amp;CHAR(34)&amp;[.C4]&amp;CHAR(34)&amp;&quot;,&quot;" office:value-type="string" office:string-value="&quot;فاعل&quot; :&quot;Sujet&quot;," calcext:value-type="string">
            <text:p>"فاعل" :"Sujet",</text:p>
          </table:table-cell>
          <table:table-cell office:value-type="string" calcext:value-type="string">
            <text:p>« </text:p>
          </table:table-cell>
          <table:table-cell table:formula="of:=ascii([.F4])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"فعل مساعد"</text:p>
          </table:table-cell>
          <table:table-cell/>
          <table:table-cell office:value-type="string" calcext:value-type="string">
            <text:p>Auxiliaire</text:p>
          </table:table-cell>
          <table:table-cell/>
          <table:table-cell table:formula="of:=[.A5]&amp;&quot;:&quot;&amp;CHAR(34)&amp;[.C5]&amp;CHAR(34)&amp;&quot;,&quot;" office:value-type="string" office:string-value="&quot;فعل مساعد&quot;:&quot;Auxiliaire&quot;," calcext:value-type="string">
            <text:p>"فعل مساعد":"Auxiliair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فعل:"</text:p>
          </table:table-cell>
          <table:table-cell/>
          <table:table-cell office:value-type="string" calcext:value-type="string">
            <text:p>Verb</text:p>
          </table:table-cell>
          <table:table-cell/>
          <table:table-cell table:formula="of:=[.A6]&amp;&quot;:&quot;&amp;CHAR(34)&amp;[.C6]&amp;CHAR(34)&amp;&quot;,&quot;" office:value-type="string" office:string-value="&quot;فعل:&quot;:&quot;Verb&quot;," calcext:value-type="string">
            <text:p>"فعل:":"Verb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زمن:"</text:p>
          </table:table-cell>
          <table:table-cell/>
          <table:table-cell office:value-type="string" calcext:value-type="string">
            <text:p>Temps</text:p>
          </table:table-cell>
          <table:table-cell/>
          <table:table-cell table:formula="of:=[.A7]&amp;&quot;:&quot;&amp;CHAR(34)&amp;[.C7]&amp;CHAR(34)&amp;&quot;,&quot;" office:value-type="string" office:string-value="&quot;زمن:&quot;:&quot;Temps&quot;," calcext:value-type="string">
            <text:p>"زمن:":"Temps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مبني للمعلوم/مجهول:"</text:p>
          </table:table-cell>
          <table:table-cell/>
          <table:table-cell office:value-type="string" calcext:value-type="string">
            <text:p>Passive</text:p>
          </table:table-cell>
          <table:table-cell/>
          <table:table-cell table:formula="of:=[.A8]&amp;&quot;:&quot;&amp;CHAR(34)&amp;[.C8]&amp;CHAR(34)&amp;&quot;,&quot;" office:value-type="string" office:string-value="&quot;مبني للمعلوم/مجهول:&quot;:&quot;Passive&quot;," calcext:value-type="string">
            <text:p>"مبني للمعلوم/مجهول:":"Passiv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مثبت/منفي:"</text:p>
          </table:table-cell>
          <table:table-cell/>
          <table:table-cell office:value-type="string" calcext:value-type="string">
            <text:p>Negative</text:p>
          </table:table-cell>
          <table:table-cell/>
          <table:table-cell table:formula="of:=[.A9]&amp;&quot;:&quot;&amp;CHAR(34)&amp;[.C9]&amp;CHAR(34)&amp;&quot;,&quot;" office:value-type="string" office:string-value="&quot;مثبت/منفي:&quot;:&quot;Negative&quot;," calcext:value-type="string">
            <text:p>"مثبت/منفي:":"Negativ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مفعول" </text:p>
          </table:table-cell>
          <table:table-cell/>
          <table:table-cell office:value-type="string" calcext:value-type="string">
            <text:p>Objets</text:p>
          </table:table-cell>
          <table:table-cell/>
          <table:table-cell table:formula="of:=[.A10]&amp;&quot;:&quot;&amp;CHAR(34)&amp;[.C10]&amp;CHAR(34)&amp;&quot;,&quot;" office:value-type="string" office:string-value="&quot;مفعول&quot; :&quot;Objets&quot;," calcext:value-type="string">
            <text:p>"مفعول" :"Objets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ظرف زمان:"</text:p>
          </table:table-cell>
          <table:table-cell/>
          <table:table-cell office:value-type="string" calcext:value-type="string">
            <text:p>Circosntance de Temps</text:p>
          </table:table-cell>
          <table:table-cell/>
          <table:table-cell table:formula="of:=[.A11]&amp;&quot;:&quot;&amp;CHAR(34)&amp;[.C11]&amp;CHAR(34)&amp;&quot;,&quot;" office:value-type="string" office:string-value="&quot;ظرف زمان:&quot;:&quot;Circosntance de Temps&quot;," calcext:value-type="string">
            <text:p>"ظرف زمان:":"Circosntance de Temps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ظرف مكان:"</text:p>
          </table:table-cell>
          <table:table-cell/>
          <table:table-cell office:value-type="string" calcext:value-type="string">
            <text:p>CC. Lieu</text:p>
          </table:table-cell>
          <table:table-cell/>
          <table:table-cell table:formula="of:=[.A12]&amp;&quot;:&quot;&amp;CHAR(34)&amp;[.C12]&amp;CHAR(34)&amp;&quot;,&quot;" office:value-type="string" office:string-value="&quot;ظرف مكان:&quot;:&quot;CC. Lieu&quot;," calcext:value-type="string">
            <text:p>"ظرف مكان:":"CC. Lieu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بناء"</text:p>
          </table:table-cell>
          <table:table-cell/>
          <table:table-cell office:value-type="string" calcext:value-type="string">
            <text:p>Construire</text:p>
          </table:table-cell>
          <table:table-cell/>
          <table:table-cell table:formula="of:=[.A13]&amp;&quot;:&quot;&amp;CHAR(34)&amp;[.C13]&amp;CHAR(34)&amp;&quot;,&quot;" office:value-type="string" office:string-value="&quot;بناء&quot;:&quot;Construire&quot;," calcext:value-type="string">
            <text:p>"بناء":"Construir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عشوائي"</text:p>
          </table:table-cell>
          <table:table-cell/>
          <table:table-cell office:value-type="string" calcext:value-type="string">
            <text:p>Alétoire</text:p>
          </table:table-cell>
          <table:table-cell/>
          <table:table-cell table:formula="of:=[.A14]&amp;&quot;:&quot;&amp;CHAR(34)&amp;[.C14]&amp;CHAR(34)&amp;&quot;,&quot;" office:value-type="string" office:string-value="&quot;عشوائي&quot;:&quot;Alétoire&quot;," calcext:value-type="string">
            <text:p>"عشوائي":"Alétoir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عينة"</text:p>
          </table:table-cell>
          <table:table-cell/>
          <table:table-cell office:value-type="string" calcext:value-type="string">
            <text:p>Echantillon</text:p>
          </table:table-cell>
          <table:table-cell/>
          <table:table-cell table:formula="of:=[.A15]&amp;&quot;:&quot;&amp;CHAR(34)&amp;[.C15]&amp;CHAR(34)&amp;&quot;,&quot;" office:value-type="string" office:string-value="&quot;عينة&quot;:&quot;Echantillon&quot;," calcext:value-type="string">
            <text:p>"عينة":"Echantillon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حركة الإعراب"</text:p>
          </table:table-cell>
          <table:table-cell/>
          <table:table-cell office:value-type="string" calcext:value-type="string">
            <text:p>Marque d’inflexion</text:p>
          </table:table-cell>
          <table:table-cell/>
          <table:table-cell table:formula="of:=[.A16]&amp;&quot;:&quot;&amp;CHAR(34)&amp;[.C16]&amp;CHAR(34)&amp;&quot;,&quot;" office:value-type="string" office:string-value="&quot;حركة الإعراب&quot;:&quot;Marque d’inflexion&quot;," calcext:value-type="string">
            <text:p>"حركة الإعراب":"Marque d’inflexion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الاستضافة بدعم من شركة" </text:p>
          </table:table-cell>
          <table:table-cell/>
          <table:table-cell office:value-type="string" calcext:value-type="string">
            <text:p>L’hébergment est supporté par </text:p>
          </table:table-cell>
          <table:table-cell/>
          <table:table-cell table:formula="of:=[.A17]&amp;&quot;:&quot;&amp;CHAR(34)&amp;[.C17]&amp;CHAR(34)&amp;&quot;,&quot;" office:value-type="string" office:string-value="&quot;الاستضافة بدعم من شركة&quot; :&quot;L’hébergment est supporté par &quot;," calcext:value-type="string">
            <text:p>"الاستضافة بدعم من شركة" :"L’hébergment est supporté par ",</text:p>
          </table:table-cell>
          <table:table-cell table:number-columns-repeated="2"/>
        </table:table-row>
      </table:table>
      <table:table table:name="ورقة2" table:style-name="ta1">
        <table:table-column table:style-name="co5" table:number-columns-repeated="2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formula="of:=CHAR([.A1])" office:value-type="string" office:string-value="" calcext:value-type="string"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AR([.A2])" office:value-type="string" office:string-value="" calcext:value-type="string">
            <text:p/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CHAR([.A3])" office:value-type="string" office:string-value="" calcext:value-type="string">
            <text:p/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CHAR([.A4])" office:value-type="string" office:string-value="" calcext:value-type="string">
            <text:p/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CHAR([.A5])" office:value-type="string" office:string-value="" calcext:value-type="string">
            <text:p/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CHAR([.A6])" office:value-type="string" office:string-value="" calcext:value-type="string">
            <text:p/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CHAR([.A7])" office:value-type="string" office:string-value="" calcext:value-type="string">
            <text:p/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CHAR([.A8])" office:value-type="string" office:string-value="" calcext:value-type="string">
            <text:p/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CHAR([.A9])" office:value-type="string" office:string-value="&#9;" calcext:value-type="string">
            <text:p><text:tab/>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CHAR([.A10])" office:value-type="string" office:string-value="&#10;" calcext:value-type="string">
            <text:p/>
            <text:p/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CHAR([.A11])" office:value-type="string" office:string-value="" calcext:value-type="string">
            <text:p/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CHAR([.A12])" office:value-type="string" office:string-value="" calcext:value-type="string">
            <text:p/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CHAR([.A13])" office:value-type="string" office:string-value="&#13;" calcext:value-type="string">
            <text:p>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CHAR([.A14])" office:value-type="string" office:string-value="" calcext:value-type="string">
            <text:p/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CHAR([.A15])" office:value-type="string" office:string-value="" calcext:value-type="string">
            <text:p/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CHAR([.A16])" office:value-type="string" office:string-value="" calcext:value-type="string">
            <text:p/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CHAR([.A17])" office:value-type="string" office:string-value="" calcext:value-type="string">
            <text:p/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CHAR([.A18])" office:value-type="string" office:string-value="" calcext:value-type="string">
            <text:p/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CHAR([.A19])" office:value-type="string" office:string-value="" calcext:value-type="string">
            <text:p/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CHAR([.A20])" office:value-type="string" office:string-value="" calcext:value-type="string">
            <text:p/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CHAR([.A21])" office:value-type="string" office:string-value="" calcext:value-type="string">
            <text:p/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CHAR([.A22])" office:value-type="string" office:string-value="" calcext:value-type="string">
            <text:p/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CHAR([.A23])" office:value-type="string" office:string-value="" calcext:value-type="string">
            <text:p/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CHAR([.A24])" office:value-type="string" office:string-value="" calcext:value-type="string">
            <text:p/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CHAR([.A25])" office:value-type="string" office:string-value="" calcext:value-type="string">
            <text:p/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CHAR([.A26])" office:value-type="string" office:string-value="" calcext:value-type="string">
            <text:p/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CHAR([.A27])" office:value-type="string" office:string-value="" calcext:value-type="string">
            <text:p/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CHAR([.A28])" office:value-type="string" office:string-value="" calcext:value-type="string">
            <text:p/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CHAR([.A29])" office:value-type="string" office:string-value="" calcext:value-type="string">
            <text:p/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CHAR([.A30])" office:value-type="string" office:string-value="" calcext:value-type="string">
            <text:p/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CHAR([.A31])" office:value-type="string" office:string-value="" calcext:value-type="string">
            <text:p/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CHAR([.A32])" office:value-type="string" office:string-value=" " calcext:value-type="string">
            <text:p><text:s/>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CHAR([.A33])" office:value-type="string" office:string-value="!" calcext:value-type="string">
            <text:p>!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CHAR([.A34])" office:value-type="string" office:string-value="&quot;" calcext:value-type="string">
            <text:p>"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CHAR([.A35])" office:value-type="string" office:string-value="#" calcext:value-type="string">
            <text:p>#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CHAR([.A36])" office:value-type="string" office:string-value="$" calcext:value-type="string">
            <text:p>$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CHAR([.A37])" office:value-type="string" office:string-value="%" calcext:value-type="string">
            <text:p>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CHAR([.A38])" office:value-type="string" office:string-value="&amp;" calcext:value-type="string">
            <text:p>&amp;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CHAR([.A39])" office:value-type="string" office:string-value="'" calcext:value-type="string">
            <text:p>'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CHAR([.A40])" office:value-type="string" office:string-value="(" calcext:value-type="string">
            <text:p>(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CHAR([.A41])" office:value-type="string" office:string-value=")" calcext:value-type="string">
            <text:p>)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CHAR([.A42])" office:value-type="string" office:string-value="*" calcext:value-type="string">
            <text:p>*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CHAR([.A43])" office:value-type="string" office:string-value="+" calcext:value-type="string">
            <text:p>+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CHAR([.A44])" office:value-type="string" office:string-value="," calcext:value-type="string">
            <text:p>,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CHAR([.A45])" office:value-type="string" office:string-value="-" calcext:value-type="string">
            <text:p>-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CHAR([.A46])" office:value-type="string" office:string-value="." calcext:value-type="string">
            <text:p>.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CHAR([.A47])" office:value-type="string" office:string-value="/" calcext:value-type="string">
            <text:p>/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CHAR([.A48])" office:value-type="string" office:string-value="0" calcext:value-type="string">
            <text:p>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CHAR([.A49])" office:value-type="string" office:string-value="1" calcext:value-type="string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CHAR([.A50])" office:value-type="string" office:string-value="2" calcext:value-type="string">
            <text:p>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CHAR([.A51])" office:value-type="string" office:string-value="3" calcext:value-type="string">
            <text:p>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CHAR([.A52])" office:value-type="string" office:string-value="4" calcext:value-type="string">
            <text:p>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CHAR([.A53])" office:value-type="string" office:string-value="5" calcext:value-type="string">
            <text:p>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CHAR([.A54])" office:value-type="string" office:string-value="6" calcext:value-type="string">
            <text:p>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CHAR([.A55])" office:value-type="string" office:string-value="7" calcext:value-type="string">
            <text:p>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CHAR([.A56])" office:value-type="string" office:string-value="8" calcext:value-type="string">
            <text:p>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CHAR([.A57])" office:value-type="string" office:string-value="9" calcext:value-type="string">
            <text:p>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CHAR([.A58])" office:value-type="string" office:string-value=":" calcext:value-type="string">
            <text:p>: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CHAR([.A59])" office:value-type="string" office:string-value=";" calcext:value-type="string">
            <text:p>;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CHAR([.A60])" office:value-type="string" office:string-value="&lt;" calcext:value-type="string">
            <text:p>&lt;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CHAR([.A61])" office:value-type="string" office:string-value="=" calcext:value-type="string">
            <text:p>=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CHAR([.A62])" office:value-type="string" office:string-value="&gt;" calcext:value-type="string">
            <text:p>&gt;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CHAR([.A63])" office:value-type="string" office:string-value="?" calcext:value-type="string">
            <text:p>?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CHAR([.A64])" office:value-type="string" office:string-value="@" calcext:value-type="string">
            <text:p>@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CHAR([.A65])" office:value-type="string" office:string-value="A" calcext:value-type="string">
            <text:p>A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CHAR([.A66])" office:value-type="string" office:string-value="B" calcext:value-type="string">
            <text:p>B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CHAR([.A67])" office:value-type="string" office:string-value="C" calcext:value-type="string">
            <text:p>C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CHAR([.A68])" office:value-type="string" office:string-value="D" calcext:value-type="string">
            <text:p>D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CHAR([.A69])" office:value-type="string" office:string-value="E" calcext:value-type="string">
            <text:p>E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CHAR([.A70])" office:value-type="string" office:string-value="F" calcext:value-type="string">
            <text:p>F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CHAR([.A71])" office:value-type="string" office:string-value="G" calcext:value-type="string">
            <text:p>G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CHAR([.A72])" office:value-type="string" office:string-value="H" calcext:value-type="string">
            <text:p>H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CHAR([.A73])" office:value-type="string" office:string-value="I" calcext:value-type="string">
            <text:p>I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CHAR([.A74])" office:value-type="string" office:string-value="J" calcext:value-type="string">
            <text:p>J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CHAR([.A75])" office:value-type="string" office:string-value="K" calcext:value-type="string">
            <text:p>K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CHAR([.A76])" office:value-type="string" office:string-value="L" calcext:value-type="string">
            <text:p>L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CHAR([.A77])" office:value-type="string" office:string-value="M" calcext:value-type="string">
            <text:p>M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CHAR([.A78])" office:value-type="string" office:string-value="N" calcext:value-type="string">
            <text:p>N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CHAR([.A79])" office:value-type="string" office:string-value="O" calcext:value-type="string">
            <text:p>O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CHAR([.A80])" office:value-type="string" office:string-value="P" calcext:value-type="string">
            <text:p>P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CHAR([.A81])" office:value-type="string" office:string-value="Q" calcext:value-type="string">
            <text:p>Q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CHAR([.A82])" office:value-type="string" office:string-value="R" calcext:value-type="string">
            <text:p>R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CHAR([.A83])" office:value-type="string" office:string-value="S" calcext:value-type="string">
            <text:p>S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CHAR([.A84])" office:value-type="string" office:string-value="T" calcext:value-type="string">
            <text:p>T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CHAR([.A85])" office:value-type="string" office:string-value="U" calcext:value-type="string">
            <text:p>U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CHAR([.A86])" office:value-type="string" office:string-value="V" calcext:value-type="string">
            <text:p>V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CHAR([.A87])" office:value-type="string" office:string-value="W" calcext:value-type="string">
            <text:p>W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CHAR([.A88])" office:value-type="string" office:string-value="X" calcext:value-type="string">
            <text:p>X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CHAR([.A89])" office:value-type="string" office:string-value="Y" calcext:value-type="string">
            <text:p>Y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CHAR([.A90])" office:value-type="string" office:string-value="Z" calcext:value-type="string">
            <text:p>Z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CHAR([.A91])" office:value-type="string" office:string-value="[" calcext:value-type="string">
            <text:p>[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CHAR([.A92])" office:value-type="string" office:string-value="\" calcext:value-type="string">
            <text:p>\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CHAR([.A93])" office:value-type="string" office:string-value="]" calcext:value-type="string">
            <text:p>]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CHAR([.A94])" office:value-type="string" office:string-value="^" calcext:value-type="string">
            <text:p>^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CHAR([.A95])" office:value-type="string" office:string-value="_" calcext:value-type="string">
            <text:p>_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CHAR([.A96])" office:value-type="string" office:string-value="`" calcext:value-type="string">
            <text:p>`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CHAR([.A97])" office:value-type="string" office:string-value="a" calcext:value-type="string">
            <text:p>a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CHAR([.A98])" office:value-type="string" office:string-value="b" calcext:value-type="string">
            <text:p>b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CHAR([.A99])" office:value-type="string" office:string-value="c" calcext:value-type="string">
            <text:p>c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CHAR([.A100])" office:value-type="string" office:string-value="d" calcext:value-type="string">
            <text:p>d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CHAR([.A101])" office:value-type="string" office:string-value="e" calcext:value-type="string">
            <text:p>e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CHAR([.A102])" office:value-type="string" office:string-value="f" calcext:value-type="string">
            <text:p>f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Arabic UI" style:font-size-complex="10pt" style:language-complex="ar" style:country-complex="DZ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الصفحة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errouki</meta:initial-creator>
    <meta:creation-date>2023-06-15T00:36:10.487083578</meta:creation-date>
    <dc:date>2023-06-15T21:38:33.180632286</dc:date>
    <dc:creator>zerrouki</dc:creator>
    <meta:editing-duration>PT13H30M30S</meta:editing-duration>
    <meta:editing-cycles>2</meta:editing-cycles>
    <meta:generator>LibreOffice/7.3.5.2$Linux_X86_64 LibreOffice_project/184fe81b8c8c30d8b5082578aee2fed2ea847c01</meta:generator>
    <meta:document-statistic meta:table-count="3" meta:cell-count="362" meta:object-count="0"/>
  </office:meta>
</office:document-meta>
</file>